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A1DF8C529DC28B20.png" manifest:media-type="image/png"/>
  <manifest:file-entry manifest:full-path="Pictures/1000020100000280000001E012F8539FF5F18788.png" manifest:media-type="image/png"/>
  <manifest:file-entry manifest:full-path="Pictures/1000020100000280000001E0D21A5EA024D37D0D.png" manifest:media-type="image/png"/>
  <manifest:file-entry manifest:full-path="Pictures/1000020100000280000001E09A2501B1F25D7B10.png" manifest:media-type="image/png"/>
  <manifest:file-entry manifest:full-path="Pictures/1000020100000280000001E01014E928B4034C59.png" manifest:media-type="image/png"/>
  <manifest:file-entry manifest:full-path="Pictures/1000020100000280000001E00D692ACAF2B3CA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2.141cm" svg:y="-2cm" svg:width="28.002cm" svg:height="21.001cm" draw:z-index="0"><draw:image xlink:href="Pictures/1000020100000280000001E00D692ACAF2B3CA43.png" xlink:type="simple" xlink:show="embed" xlink:actuate="onLoad" loext:mime-type="image/png"/></draw:frame></text:p>
      <text:p text:style-name="Standard"><draw:frame draw:style-name="fr1" draw:name="Image2" text:anchor-type="char" svg:width="28.004cm" svg:height="21.001cm" draw:z-index="1"><draw:image xlink:href="Pictures/1000020100000280000001E01014E928B4034C59.png" xlink:type="simple" xlink:show="embed" xlink:actuate="onLoad" loext:mime-type="image/png"/></draw:frame><text:soft-page-break/></text:p>
      <text:p text:style-name="Standard"><draw:frame draw:style-name="fr1" draw:name="Image3" text:anchor-type="char" svg:width="28.004cm" svg:height="21.001cm" draw:z-index="2"><draw:image xlink:href="Pictures/1000020100000280000001E0D21A5EA024D37D0D.png" xlink:type="simple" xlink:show="embed" xlink:actuate="onLoad" loext:mime-type="image/png"/></draw:frame><text:soft-page-break/></text:p>
      <text:p text:style-name="Standard"><draw:frame draw:style-name="fr1" draw:name="Image4" text:anchor-type="char" svg:width="28.004cm" svg:height="21.001cm" draw:z-index="3"><draw:image xlink:href="Pictures/1000020100000280000001E012F8539FF5F18788.png" xlink:type="simple" xlink:show="embed" xlink:actuate="onLoad" loext:mime-type="image/png"/></draw:frame><text:soft-page-break/></text:p>
      <text:p text:style-name="Standard"><draw:frame draw:style-name="fr2" draw:name="Image5" text:anchor-type="char" svg:x="-1.293cm" svg:y="-2cm" svg:width="28.002cm" svg:height="21.001cm" draw:z-index="4"><draw:image xlink:href="Pictures/1000020100000280000001E09A2501B1F25D7B10.png" xlink:type="simple" xlink:show="embed" xlink:actuate="onLoad" loext:mime-type="image/png"/></draw:frame><text:soft-page-break/></text:p>
      <text:p text:style-name="Standard"><draw:frame draw:style-name="fr1" draw:name="Image6" text:anchor-type="char" svg:width="28.004cm" svg:height="21.001cm" draw:z-index="5"><draw:image xlink:href="Pictures/1000020100000280000001E0A1DF8C529DC28B2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2-19T22:11:41.042069709</dc:date>
    <meta:editing-duration>PT5M</meta:editing-duration>
    <meta:editing-cycles>3</meta:editing-cycles>
    <meta:document-statistic meta:table-count="0" meta:image-count="6" meta:object-count="0" meta:page-count="6" meta:paragraph-count="0" meta:word-count="0" meta:character-count="0" meta:non-whitespace-character-count="0"/>
  </office:meta>
</office:document-meta>
</file>